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o stretchy="false">ψ</mo>
        </mrow>
      </mfenced>
      <mrow>
        <mi/>
        <mo stretchy="false">≡</mo>
        <mi/>
      </mrow>
      <mfenced open="∣" close="〉">
        <mrow>
          <msub>
            <mi>a</mi>
            <mi>i</mi>
          </msub>
          <msub>
            <mi>b</mi>
            <mi>j</mi>
          </msub>
          <mo stretchy="false">…</mo>
          <msub>
            <mi>z</mi>
            <mi>m</mi>
          </msub>
        </mrow>
      </mfenced>
      <mrow>
        <mi/>
        <mo stretchy="false">∼</mo>
        <mi/>
      </mrow>
      <mi>P</mi>
      <mrow>
        <mo stretchy="false">(</mo>
        <mrow>
          <msub>
            <mi>z</mi>
            <mi>m</mi>
          </msub>
        </mrow>
        <mo stretchy="false">)</mo>
      </mrow>
      <mo stretchy="false">…</mo>
      <mi>P</mi>
      <mrow>
        <mo stretchy="false">(</mo>
        <mrow>
          <msub>
            <mi>b</mi>
            <mi>j</mi>
          </msub>
        </mrow>
        <mo stretchy="false">)</mo>
      </mrow>
      <mi>P</mi>
      <mrow>
        <mo stretchy="false">(</mo>
        <mrow>
          <msub>
            <mi>a</mi>
            <mi>i</mi>
          </msub>
        </mrow>
        <mo stretchy="false">)</mo>
      </mrow>
      <mfenced open="∣" close="〉">
        <mrow>
          <mo stretchy="false">ϕ</mo>
        </mrow>
      </mfenced>
    </mrow>
    <annotation encoding="StarMath 5.0">left lline %ipsi right rangle `equiv` left lline a_i b_j dotslow z_m right rangle ~sim~ P(z_m) dotslow P(b_j) P(a_i)  left lline %iphi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18:30:08.318000000</meta:creation-date>
    <meta:generator>LibreOffice/4.1.4.2$Windows_x86 LibreOffice_project/0a0440ccc0227ad9829de5f46be37cfb6edcf72</meta:generator>
  </office:meta>
</office:document-meta>
</file>